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line-height="200%" fo:text-align="center" style:justify-single-word="false"/>
      <style:text-properties style:text-underline-style="none" fo:font-weight="normal" style:font-weight-asian="normal" style:font-weight-complex="normal"/>
    </style:style>
    <style:style style:name="P3" style:family="paragraph" style:parent-style-name="Standard">
      <style:paragraph-properties fo:line-height="200%" fo:text-align="start" style:justify-single-word="false"/>
      <style:text-properties style:text-underline-style="none"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 Acquaintance of Mine </text:p>
      <text:p text:style-name="P3"><text:tab/>He used to call me his best friend, maybe because he has none of his own, not real ones, at any rate. He consider girls to be a to-do list, marks them with his seed and moves on to disseminate his evil elsewhere. As a young apprentice of a legal department, he make quite a decent living but he would go to rob the poor of their hard-earned cash at the poker table, nonetheless. His entire view on the world is economic-wise, not ecologic by a long shot. Rotten from the core, a poetic justice here would be, him dying of Gonorrhea. With such a friend, I should have no enemies if that phrase is worth its value.</text:p>
      <text:p text:style-name="P2"><text:tab/><text:span text:style-name="T2">An “Acquaintee” of “Him”</text:span> </text:p>
      <text:p text:style-name="P3"><text:tab/>The Acquaintee on the other hand is willing to admit that girls have some inner logic, perhaps too complex for mankind to grasp, but it's there alright. Nearly too poor to exist himself, he wished he had all the money in the world for a more even redistribution, of the earth natural resources. In (false) hopes - maybe after the U.S. versus China war, which China will win for sure after crippling down the U.S. carriers; they will be wise enough to build the Earth - Cybertron bridge; I meant the Mars colony that will save the Earth from those wretched humans. And what about Solar energy, maybe it's only a temporary solution, since the sun will implode in about 10 billion years or so, but it can still can work until we figure out how to produce artificial suns. Geothermal, hydro-plants and wind power can help too, I guess. And what about a retro-virus which will implement good plasmids into humans from both the botanical and zoological perspectives – chloroplasts for the win... Photo-synthesis might be boring at first, but it could prevent both starvation and the green house effect (slowly but surely), exchanging carbon di-oxide for oxygen molecules and water. Gee, for once I hope I didn't get side-tracked... Dam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oZooL Obliterator666</meta:initial-creator>
    <meta:creation-date>2011-01-24T03:31:41.48</meta:creation-date>
    <dc:date>2011-01-24T03:59:43.54</dc:date>
    <dc:creator>OoZooL Obliterator666</dc:creator>
    <meta:editing-duration>PT00H10M21S</meta:editing-duration>
    <meta:editing-cycles>1</meta:editing-cycles>
    <meta:generator>OpenOffice.org/3.2$Win32 OpenOffice.org_project/320m18$Build-9502</meta:generator>
    <meta:document-statistic meta:table-count="0" meta:image-count="0" meta:object-count="0" meta:page-count="1" meta:paragraph-count="4" meta:word-count="340" meta:character-count="1895"/>
  </office:meta>
</office:document-meta>
</file>